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9.14mm"/>
    </style:style>
    <style:style style:name="co6" style:family="table-column">
      <style:table-column-properties fo:break-before="auto" style:column-width="76.41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87.22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9.07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12.07mm"/>
    </style:style>
    <style:style style:name="co14" style:family="table-column">
      <style:table-column-properties fo:break-before="auto" style:column-width="60.27mm"/>
    </style:style>
    <style:style style:name="co15" style:family="table-column">
      <style:table-column-properties fo:break-before="auto" style:column-width="73.89mm"/>
    </style:style>
    <style:style style:name="co16" style:family="table-column">
      <style:table-column-properties fo:break-before="auto" style:column-width="25.68mm"/>
    </style:style>
    <style:style style:name="co17" style:family="table-column">
      <style:table-column-properties fo:break-before="auto" style:column-width="49.11mm"/>
    </style:style>
    <style:style style:name="co18" style:family="table-column">
      <style:table-column-properties fo:break-before="auto" style:column-width="51.54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29.49mm"/>
    </style:style>
    <style:style style:name="co21" style:family="table-column">
      <style:table-column-properties fo:break-before="auto" style:column-width="34.9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15.59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Deckelplatine v091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7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4" table:visibility="collapse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7" table:visibility="collapse" table:default-cell-style-name="Default"/>
        <table:table-column table:style-name="co25" table:number-columns-repeated="99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DATASHEETURL</text:p>
          </table:table-cell>
          <table:table-cell table:style-name="ce1" office:value-type="string" calcext:value-type="string">
            <text:p>DCR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ESR</text:p>
          </table:table-cell>
          <table:table-cell table:style-name="ce1" office:value-type="string" calcext:value-type="string">
            <text:p>IDC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IRM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ANUFACTURER_PART_NUMB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FARNELL_ALTERNATIV</text:p>
          </table:table-cell>
          <table:table-cell table:style-name="ce1" office:value-type="string" calcext:value-type="string">
            <text:p>OC_FARNELL_ALTERNATIVE</text:p>
          </table:table-cell>
          <table:table-cell table:style-name="ce1" office:value-type="string" calcext:value-type="string">
            <text:p>OC_NEWARK</text:p>
          </table:table-cell>
          <table:table-cell table:style-name="ce1" office:value-type="string" calcext:value-type="string">
            <text:p>PARTNO</text:p>
          </table:table-cell>
          <table:table-cell table:style-name="ce1" office:value-type="string" calcext:value-type="string">
            <text:p>TP_SIGNAL_NAME</text:p>
          </table:table-cell>
          <table:table-cell table:style-name="ce1" office:value-type="string" calcext:value-type="string">
            <text:p>VDC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FATIO</text:p>
          </table:table-cell>
          <table:table-cell table:style-name="ce1" office:value-type="string" calcext:value-type="string">
            <text:p>VRRM</text:p>
          </table:table-cell>
          <table:table-cell table:style-name="ce1"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.7 uF</text:p>
          </table:table-cell>
          <table:table-cell table:number-columns-repeated="2" office:value-type="string" calcext:value-type="string">
            <text:p>GRM21BR61E475MA12L</text:p>
          </table:table-cell>
          <table:table-cell office:value-type="string" calcext:value-type="string">
            <text:p>C1, C2</text:p>
          </table:table-cell>
          <table:table-cell/>
          <table:table-cell office:value-type="string" calcext:value-type="string">
            <text:p>4.7E-6</text:p>
          </table:table-cell>
          <table:table-cell office:value-type="string" calcext:value-type="string">
            <text:p>http://www.murata.com/products/catalog/pdf/c02e.pdf</text:p>
          </table:table-cell>
          <table:table-cell table:number-columns-repeated="2"/>
          <table:table-cell office:value-type="string" calcext:value-type="string">
            <text:p>0.0020</text:p>
          </table:table-cell>
          <table:table-cell table:number-columns-repeated="2"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GRM21BR61E475MA12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475MA12L</text:p>
          </table:table-cell>
          <table:table-cell office:value-type="float" office:value="2362111" calcext:value-type="float">
            <text:p>2362111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European symbol</text:p>
          </table:table-cell>
          <table:table-cell table:number-columns-repeated="10"/>
          <table:table-cell office:value-type="string" calcext:value-type="string">
            <text:p>KEMET</text:p>
          </table:table-cell>
          <table:table-cell office:value-type="string" calcext:value-type="string">
            <text:p>C0603C104K8RACTU</text:p>
          </table:table-cell>
          <table:table-cell office:value-type="float" office:value="2112833" calcext:value-type="float">
            <text:p>2112833</text:p>
          </table:table-cell>
          <table:table-cell office:value-type="float" office:value="9689621" calcext:value-type="float">
            <text:p>9689621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3C104KAT2A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1.0E-7</text:p>
          </table:table-cell>
          <table:table-cell table:number-columns-repeated="3"/>
          <table:table-cell office:value-type="string" calcext:value-type="string">
            <text:p>0.28</text:p>
          </table:table-cell>
          <table:table-cell table:number-columns-repeated="2"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08053C104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3C104KAT2A</text:p>
          </table:table-cell>
          <table:table-cell office:value-type="float" office:value="1740665" calcext:value-type="float">
            <text:p>1740665</text:p>
          </table:table-cell>
          <table:table-cell/>
          <table:table-cell office:value-type="float" office:value="1569230" calcext:value-type="float">
            <text:p>1569230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table:number-columns-repeated="2" office:value-type="string" calcext:value-type="string">
            <text:p>GRM216R71H103KA01D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1.0E-8</text:p>
          </table:table-cell>
          <table:table-cell table:number-columns-repeated="3"/>
          <table:table-cell office:value-type="string" calcext:value-type="string">
            <text:p>0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GRM216R71H103KA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6R71H103KA01D</text:p>
          </table:table-cell>
          <table:table-cell office:value-type="float" office:value="1828948" calcext:value-type="float">
            <text:p>1828948</text:p>
          </table:table-cell>
          <table:table-cell table:number-columns-repeated="5"/>
          <table:table-cell office:value-type="string" calcext:value-type="string">
            <text:p>50.0</text:p>
          </table:table-cell>
          <table:table-cell office:value-type="string" calcext:value-type="string">
            <text:p>MuRata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0.0 uF</text:p>
          </table:table-cell>
          <table:table-cell office:value-type="string" calcext:value-type="string">
            <text:p>16SVP180MSM_RADIAL_10MM</text:p>
          </table:table-cell>
          <table:table-cell office:value-type="string" calcext:value-type="string">
            <text:p>SM_RADIAL_10MM</text:p>
          </table:table-cell>
          <table:table-cell office:value-type="string" calcext:value-type="string">
            <text:p>C6</text:p>
          </table:table-cell>
          <table:table-cell table:number-columns-repeated="11"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16SVP180MX</text:p>
          </table:table-cell>
          <table:table-cell office:value-type="float" office:value="2354685" calcext:value-type="float">
            <text:p>2354685</text:p>
          </table:table-cell>
          <table:table-cell table:number-columns-repeated="5"/>
          <table:table-cell office:value-type="string" calcext:value-type="string">
            <text:p>25.0</text:p>
          </table:table-cell>
          <table:table-cell office:value-type="string" calcext:value-type="string">
            <text:p>AVX</text:p>
          </table:table-cell>
          <table:table-cell table:number-columns-repeated="99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7, C8, C9, C10, C11</text:p>
          </table:table-cell>
          <table:table-cell office:value-type="string" calcext:value-type="string">
            <text:p>CAPACITOR, European symbol</text:p>
          </table:table-cell>
          <table:table-cell table:number-columns-repeated="10"/>
          <table:table-cell office:value-type="string" calcext:value-type="string">
            <text:p>KEMET</text:p>
          </table:table-cell>
          <table:table-cell office:value-type="string" calcext:value-type="string">
            <text:p>C0603C104K8RACTU</text:p>
          </table:table-cell>
          <table:table-cell office:value-type="float" office:value="2112833" calcext:value-type="float">
            <text:p>2112833</text:p>
          </table:table-cell>
          <table:table-cell table:number-columns-repeated="3"/>
          <table:table-cell office:value-type="string" calcext:value-type="string">
            <text:p>SMD TAN.0,1/35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B44</text:p>
          </table:table-cell>
          <table:table-cell office:value-type="string" calcext:value-type="string">
            <text:p>SUPPRESSOR-SMBJ</text:p>
          </table:table-cell>
          <table:table-cell office:value-type="string" calcext:value-type="string">
            <text:p>SMBJ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uppressor diode</text:p>
          </table:table-cell>
          <table:table-cell table:number-columns-repeated="10"/>
          <table:table-cell office:value-type="string" calcext:value-type="string">
            <text:p>VISHAY</text:p>
          </table:table-cell>
          <table:table-cell office:value-type="string" calcext:value-type="string">
            <text:p>SSB44-E3/52T</text:p>
          </table:table-cell>
          <table:table-cell office:value-type="float" office:value="1336557" calcext:value-type="float">
            <text:p>1336557</text:p>
          </table:table-cell>
          <table:table-cell/>
          <table:table-cell office:value-type="string" calcext:value-type="string">
            <text:p>01110005MR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50mV</text:p>
          </table:table-cell>
          <table:table-cell office:value-type="string" calcext:value-type="string">
            <text:p>B340LB-13-F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http://www.diodes.com/datasheets/ds30240.pdf</text:p>
          </table:table-cell>
          <table:table-cell table:number-columns-repeated="4"/>
          <table:table-cell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B340LB-13-F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340LB-13-F</text:p>
          </table:table-cell>
          <table:table-cell office:value-type="float" office:value="1843684" calcext:value-type="float">
            <text:p>1843684</text:p>
          </table:table-cell>
          <table:table-cell table:number-columns-repeated="3"/>
          <table:table-cell office:value-type="string" calcext:value-type="string">
            <text:p>ECHU-16-100N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L4005G</text:p>
          </table:table-cell>
          <table:table-cell office:value-type="string" calcext:value-type="string">
            <text:p>DIODE-MELF-MLL41</text:p>
          </table:table-cell>
          <table:table-cell office:value-type="string" calcext:value-type="string">
            <text:p>MELF-MLL4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table:number-columns-repeated="10"/>
          <table:table-cell office:value-type="string" calcext:value-type="string">
            <text:p>TAIWAN SEMICONDUCTOR</text:p>
          </table:table-cell>
          <table:table-cell office:value-type="string" calcext:value-type="string">
            <text:p>LL4005G</text:p>
          </table:table-cell>
          <table:table-cell office:value-type="float" office:value="1625106" calcext:value-type="float">
            <text:p>1625106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1110005M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 Holder</text:p>
          </table:table-cell>
          <table:table-cell table:number-columns-repeated="10"/>
          <table:table-cell office:value-type="string" calcext:value-type="string">
            <text:p>LITTELFUSE</text:p>
          </table:table-cell>
          <table:table-cell office:value-type="string" calcext:value-type="string">
            <text:p>01110005MR</text:p>
          </table:table-cell>
          <table:table-cell office:value-type="float" office:value="1155771" calcext:value-type="float">
            <text:p>1155771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-HOLE3.3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2"/>
          <table:table-cell office:value-type="string" calcext:value-type="string">
            <text:p>unknown</text:p>
          </table:table-cell>
          <table:table-cell/>
          <table:table-cell office:value-type="float" office:value="1219280" calcext:value-type="float">
            <text:p>1219280</text:p>
          </table:table-cell>
          <table:table-cell office:value-type="string" calcext:value-type="string">
            <text:p>unknown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1487EESA+</text:p>
          </table:table-cell>
          <table:table-cell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RS485 TRANSEIVER</text:p>
          </table:table-cell>
          <table:table-cell table:number-columns-repeated="10"/>
          <table:table-cell office:value-type="string" calcext:value-type="string">
            <text:p>MAXIM INTEGRATED PRODUCTS</text:p>
          </table:table-cell>
          <table:table-cell office:value-type="string" calcext:value-type="string">
            <text:p>MAX1487EESA+</text:p>
          </table:table-cell>
          <table:table-cell office:value-type="float" office:value="1593310" calcext:value-type="float">
            <text:p>1593310</text:p>
          </table:table-cell>
          <table:table-cell table:number-columns-repeated="3"/>
          <table:table-cell office:value-type="string" calcext:value-type="string">
            <text:p>RAD FC 560/35</text:p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4HCT59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2, IC3, IC4, IC5, IC6</text:p>
          </table:table-cell>
          <table:table-cell office:value-type="string" calcext:value-type="string">
            <text:p>8-bit SHIFT REGISTER, output latch</text:p>
          </table:table-cell>
          <table:table-cell table:number-columns-repeated="10"/>
          <table:table-cell office:value-type="string" calcext:value-type="string">
            <text:p>NXP</text:p>
          </table:table-cell>
          <table:table-cell office:value-type="string" calcext:value-type="string">
            <text:p>74HCT595D</text:p>
          </table:table-cell>
          <table:table-cell office:value-type="float" office:value="2098004" calcext:value-type="float">
            <text:p>2098004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2808-257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25pin header</text:p>
          </table:table-cell>
          <table:table-cell table:number-columns-repeated="10"/>
          <table:table-cell office:value-type="string" calcext:value-type="string">
            <text:p>MOLEX</text:p>
          </table:table-cell>
          <table:table-cell office:value-type="string" calcext:value-type="string">
            <text:p>52808-2570</text:p>
          </table:table-cell>
          <table:table-cell office:value-type="float" office:value="1757123" calcext:value-type="float">
            <text:p>1757123</text:p>
          </table:table-cell>
          <table:table-cell table:number-columns-repeated="3"/>
          <table:table-cell office:value-type="string" calcext:value-type="string">
            <text:p>SMD-0603 2,2K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PINHD-2X20</text:p>
          </table:table-cell>
          <table:table-cell office:value-type="string" calcext:value-type="string">
            <text:p>2X2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HARWIN</text:p>
          </table:table-cell>
          <table:table-cell office:value-type="string" calcext:value-type="string">
            <text:p>M20-6112045</text:p>
          </table:table-cell>
          <table:table-cell office:value-type="float" office:value="1569232" calcext:value-type="float">
            <text:p>1569232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table:number-columns-repeated="10"/>
          <table:table-cell office:value-type="string" calcext:value-type="string">
            <text:p>TE CONNECTIVITY / AMP</text:p>
          </table:table-cell>
          <table:table-cell office:value-type="string" calcext:value-type="string">
            <text:p>825433-2</text:p>
          </table:table-cell>
          <table:table-cell office:value-type="float" office:value="3417645" calcext:value-type="float">
            <text:p>3417645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 HEADER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TE CONNECTIVITY / AMP</text:p>
          </table:table-cell>
          <table:table-cell office:value-type="string" calcext:value-type="string">
            <text:p>5103308-5</text:p>
          </table:table-cell>
          <table:table-cell office:value-type="float" office:value="2452432" calcext:value-type="float">
            <text:p>2452432</text:p>
          </table:table-cell>
          <table:table-cell table:number-columns-repeated="5"/>
          <table:table-cell office:value-type="string" calcext:value-type="string">
            <text:p>25.0</text:p>
          </table:table-cell>
          <table:table-cell office:value-type="string" calcext:value-type="string">
            <text:p>MuRata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R1280-150M</text:p>
          </table:table-cell>
          <table:table-cell office:value-type="string" calcext:value-type="string">
            <text:p>SRR1280</text:p>
          </table:table-cell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0.0285</text:p>
          </table:table-cell>
          <table:table-cell table:number-columns-repeated="2"/>
          <table:table-cell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1.5E-5</text:p>
          </table:table-cell>
          <table:table-cell office:value-type="string" calcext:value-type="string">
            <text:p>SRR1280-150M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MSS1278-153MLD</text:p>
          </table:table-cell>
          <table:table-cell office:value-type="float" office:value="2288501" calcext:value-type="float">
            <text:p>2288501</text:p>
          </table:table-cell>
          <table:table-cell table:number-columns-repeated="6"/>
          <table:table-cell office:value-type="string" calcext:value-type="string">
            <text:p>Diodes Inc.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40.0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846BSMD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NPN Transistor</text:p>
          </table:table-cell>
          <table:table-cell table:number-columns-repeated="10"/>
          <table:table-cell office:value-type="string" calcext:value-type="string">
            <text:p>NXP</text:p>
          </table:table-cell>
          <table:table-cell office:value-type="string" calcext:value-type="string">
            <text:p>BC846,215</text:p>
          </table:table-cell>
          <table:table-cell office:value-type="float" office:value="1081227" calcext:value-type="float">
            <text:p>1081227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table:number-columns-repeated="10"/>
          <table:table-cell office:value-type="string" calcext:value-type="string">
            <text:p>TE CONNECTIVITY</text:p>
          </table:table-cell>
          <table:table-cell office:value-type="string" calcext:value-type="string">
            <text:p>CRGH1206F120R</text:p>
          </table:table-cell>
          <table:table-cell office:value-type="float" office:value="2332128" calcext:value-type="float">
            <text:p>2332128</text:p>
          </table:table-cell>
          <table:table-cell table:number-columns-repeated="3"/>
          <table:table-cell office:value-type="string" calcext:value-type="string">
            <text:p>SMD HC 595</text:p>
          </table:table-cell>
          <table:table-cell table:number-columns-repeated="100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12, R13, R14, R15, R16, R17, R18, R19, R20, R21, R22, R23, R24, R25, R26, R27, R28, R29, R30, R31, R32, R33, R34</text:p>
          </table:table-cell>
          <table:table-cell office:value-type="string" calcext:value-type="string">
            <text:p>RESISTOR, European symbol</text:p>
          </table:table-cell>
          <table:table-cell table:number-columns-repeated="10"/>
          <table:table-cell office:value-type="string" calcext:value-type="string">
            <text:p>YAGEO (PHYCOMP)</text:p>
          </table:table-cell>
          <table:table-cell office:value-type="string" calcext:value-type="string">
            <text:p>RC0603FR-072K2L</text:p>
          </table:table-cell>
          <table:table-cell office:value-type="float" office:value="9238522" calcext:value-type="float">
            <text:p>9238522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0R, 4W, 5%</text:p>
          </table:table-cell>
          <table:table-cell office:value-type="string" calcext:value-type="string">
            <text:p>RKH206-8</text:p>
          </table:table-cell>
          <table:table-cell office:value-type="string" calcext:value-type="string">
            <text:p>KH206-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Power Resitor</text:p>
          </table:table-cell>
          <table:table-cell table:number-columns-repeated="10"/>
          <table:table-cell office:value-type="string" calcext:value-type="string">
            <text:p>TE CONNECTIVITY / CGS</text:p>
          </table:table-cell>
          <table:table-cell office:value-type="string" calcext:value-type="string">
            <text:p>ER74150RJT</text:p>
          </table:table-cell>
          <table:table-cell office:value-type="float" office:value="1751842" calcext:value-type="float">
            <text:p>1751842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RESISTOR, European symbol</text:p>
          </table:table-cell>
          <table:table-cell table:number-columns-repeated="10"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1001U</text:p>
          </table:table-cell>
          <table:table-cell office:value-type="float" office:value="1750918" calcext:value-type="float">
            <text:p>1750918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RESISTOR, European symbol</text:p>
          </table:table-cell>
          <table:table-cell table:number-columns-repeated="10"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1002U</text:p>
          </table:table-cell>
          <table:table-cell office:value-type="float" office:value="1750931" calcext:value-type="float">
            <text:p>1750931</text:p>
          </table:table-cell>
          <table:table-cell table:number-columns-repeated="2"/>
          <table:table-cell office:value-type="string" calcext:value-type="string">
            <text:p>90C3817</text:p>
          </table:table-cell>
          <table:table-cell office:value-type="string" calcext:value-type="string">
            <text:p>MAX481CSA</text:p>
          </table:table-cell>
          <table:table-cell table:number-columns-repeated="100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PS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TP1, TP2</text:p>
          </table:table-cell>
          <table:table-cell office:value-type="string" calcext:value-type="string">
            <text:p>TEST PIN</text:p>
          </table:table-cell>
          <table:table-cell table:number-columns-repeated="12"/>
          <table:table-cell office:value-type="string" calcext:value-type="string">
            <text:p>unknown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676S</text:p>
          </table:table-cell>
          <table:table-cell office:value-type="string" calcext:value-type="string">
            <text:p>TO-263-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2676</text:p>
          </table:table-cell>
          <table:table-cell table:number-columns-repeated="10"/>
          <table:table-cell office:value-type="string" calcext:value-type="string">
            <text:p>TEXAS INSTRUMENTS</text:p>
          </table:table-cell>
          <table:table-cell office:value-type="string" calcext:value-type="string">
            <text:p>LM2676S-5.0/NOPB</text:p>
          </table:table-cell>
          <table:table-cell office:value-type="float" office:value="1564684" calcext:value-type="float">
            <text:p>1564684</text:p>
          </table:table-cell>
          <table:table-cell table:number-columns-repeated="6"/>
          <table:table-cell office:value-type="string" calcext:value-type="string">
            <text:p>Bourns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6-406/000-023</text:p>
          </table:table-cell>
          <table:table-cell office:value-type="string" calcext:value-type="string">
            <text:p>P-236-40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tand: 01.01.2014. Die jeweils aktuellen Daten zu diesem Artikel finden Sie in unserem Produktkatalog, den Sie unter www.wago.com einsehen können. <text:s/>As of: 01/01/2014. Please find the newest data for this article in our product catalogue, which can be viewed under www.wago.com.</text:p>
          </table:table-cell>
          <table:table-cell table:number-columns-repeated="10"/>
          <table:table-cell office:value-type="string" calcext:value-type="string">
            <text:p>WAGO</text:p>
          </table:table-cell>
          <table:table-cell office:value-type="string" calcext:value-type="string">
            <text:p>236-406</text:p>
          </table:table-cell>
          <table:table-cell office:value-type="float" office:value="1283529" calcext:value-type="float">
            <text:p>1283529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33-502</text:p>
          </table:table-cell>
          <table:table-cell office:value-type="string" calcext:value-type="string">
            <text:p>P-233-5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erie 233, <text:s/>Klemmenleiste für Leiterplatten 2 Lötstifte/Pol / Series 233, <text:s/>PCB terminal strip 2 solder pins/polePolzahl / Pole No.: 2 Rastermaß / Pitch: 2.54 - 2.54 <text:s/>mmBemessungsspannung / Rated Voltage: 160 VNennstrom / Nominal Current: 6 ALeiterquerschnitt / Conductor Size: 0.08 - 0.5 mm2Anschlusstechnik / Connection Technology: CAGE CLAMP® Lötstiftlänge: / Solder Pin Length: 4 mmLeitereinführung (zur Platine) / Conductor entry angle (to PCB): 30 °Farbe / Color: orange / orange Stand: 01.01.2014. Die jeweils aktuellen Daten zu diesem Artikel finden Sie in unserem Produktkatalog, den Sie unter www.wago.com einsehen können. <text:s/>As of: 01/01/2014. Please find the newest data for this article in our product catalogue, which can be viewed under www.wago.com.</text:p>
          </table:table-cell>
          <table:table-cell table:number-columns-repeated="10"/>
          <table:table-cell office:value-type="string" calcext:value-type="string">
            <text:p>WAGO</text:p>
          </table:table-cell>
          <table:table-cell office:value-type="string" calcext:value-type="string">
            <text:p>233-502.</text:p>
          </table:table-cell>
          <table:table-cell office:value-type="float" office:value="1777096" calcext:value-type="float">
            <text:p>1777096</text:p>
          </table:table-cell>
          <table:table-cell table:number-columns-repeated="100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Deckelplatine v091 BOM'.A1:'Deckelplatine v091 BOM'.S29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08:14:13.633212419</dc:date>
    <dc:creator>Stefan Müller</dc:creator>
    <meta:editing-duration>PT3M44S</meta:editing-duration>
    <meta:editing-cycles>1</meta:editing-cycles>
    <meta:document-statistic meta:table-count="1" meta:cell-count="314" meta:object-count="0"/>
    <meta:generator>LibreOffice/4.4.2.2$Linux_X86_64 LibreOffice_project/40m0$Build-2</meta:generator>
  </office:meta>
</office:document-meta>
</file>